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d0c04" officeooo:paragraph-rsid="000d0c04"/>
    </style:style>
    <style:style style:name="P2" style:family="paragraph" style:parent-style-name="Standard">
      <style:paragraph-properties fo:text-align="justify" style:justify-single-word="false"/>
      <style:text-properties style:font-name="Arial" officeooo:rsid="000d0c04" officeooo:paragraph-rsid="000d0c04"/>
    </style:style>
    <style:style style:name="P3" style:family="paragraph" style:parent-style-name="Standard">
      <style:paragraph-properties fo:text-align="justify" style:justify-single-word="false"/>
      <style:text-properties style:font-name="Arial" officeooo:rsid="000d0c04" officeooo:paragraph-rsid="000e5fd4"/>
    </style:style>
    <style:style style:name="P4" style:family="paragraph" style:parent-style-name="Standard">
      <style:paragraph-properties fo:text-align="justify" style:justify-single-word="false"/>
      <style:text-properties style:font-name="Arial" officeooo:rsid="000e5fd4" officeooo:paragraph-rsid="000e5fd4"/>
    </style:style>
    <style:style style:name="P5" style:family="paragraph" style:parent-style-name="Standard">
      <style:paragraph-properties fo:text-align="justify" style:justify-single-word="false"/>
      <style:text-properties style:font-name="Arial" officeooo:rsid="000f2db5" officeooo:paragraph-rsid="000f2db5"/>
    </style:style>
    <style:style style:name="P6" style:family="paragraph" style:parent-style-name="Standard">
      <style:paragraph-properties fo:text-align="justify" style:justify-single-word="false"/>
      <style:text-properties style:font-name="Arial" officeooo:rsid="00105491" officeooo:paragraph-rsid="00105491"/>
    </style:style>
    <style:style style:name="P7" style:family="paragraph" style:parent-style-name="Standard">
      <style:paragraph-properties fo:text-align="justify" style:justify-single-word="false"/>
      <style:text-properties style:font-name="Arial" officeooo:rsid="001222fe" officeooo:paragraph-rsid="001222fe"/>
    </style:style>
    <style:style style:name="P8" style:family="paragraph" style:parent-style-name="Standard">
      <style:paragraph-properties fo:text-align="justify" style:justify-single-word="false"/>
      <style:text-properties style:font-name="Arial" officeooo:rsid="00130aad" officeooo:paragraph-rsid="00130aad"/>
    </style:style>
    <style:style style:name="P9" style:family="paragraph" style:parent-style-name="Standard">
      <style:paragraph-properties fo:text-align="justify" style:justify-single-word="false"/>
      <style:text-properties style:font-name="Arial" officeooo:rsid="00139442" officeooo:paragraph-rsid="00139442"/>
    </style:style>
    <style:style style:name="P10" style:family="paragraph" style:parent-style-name="Standard">
      <style:paragraph-properties fo:text-align="justify" style:justify-single-word="false"/>
      <style:text-properties style:font-name="Arial" officeooo:rsid="0016663a" officeooo:paragraph-rsid="0016663a"/>
    </style:style>
    <style:style style:name="P11" style:family="paragraph" style:parent-style-name="Standard">
      <style:paragraph-properties fo:text-align="justify" style:justify-single-word="false"/>
      <style:text-properties style:font-name="Arial" officeooo:rsid="0016ec2c" officeooo:paragraph-rsid="0016ec2c"/>
    </style:style>
    <style:style style:name="P12" style:family="paragraph" style:parent-style-name="Standard">
      <style:paragraph-properties fo:text-align="justify" style:justify-single-word="false"/>
      <style:text-properties style:font-name="Arial" officeooo:rsid="0016ec2c" officeooo:paragraph-rsid="0018b0bc"/>
    </style:style>
    <style:style style:name="P13" style:family="paragraph" style:parent-style-name="Text_20_body">
      <style:text-properties officeooo:paragraph-rsid="0018b0bc"/>
    </style:style>
    <style:style style:name="P14" style:family="paragraph" style:parent-style-name="Text_20_body">
      <style:paragraph-properties fo:margin-top="0cm" fo:margin-bottom="0.282cm" loext:contextual-spacing="false" fo:line-height="155%"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12b04d" officeooo:paragraph-rsid="0018b0bc" style:text-blinking="false" fo:background-color="transparent"/>
    </style:style>
    <style:style style:name="P15" style:family="paragraph" style:parent-style-name="Text_20_body">
      <style:paragraph-properties fo:margin-top="0cm" fo:margin-bottom="0.282cm" loext:contextual-spacing="false" fo:line-height="155%"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8b0bc" style:text-blinking="false" fo:background-color="transparent"/>
    </style:style>
    <style:style style:name="P16" style:family="paragraph" style:parent-style-name="Text_20_body">
      <style:paragraph-properties fo:margin-top="0cm" fo:margin-bottom="0.282cm" loext:contextual-spacing="false" fo:line-height="155%"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18b0bc" officeooo:paragraph-rsid="0018b0bc" style:text-blinking="false" fo:background-color="transparent"/>
    </style:style>
    <style:style style:name="T1" style:family="text">
      <style:text-properties officeooo:rsid="000d90de"/>
    </style:style>
    <style:style style:name="T2" style:family="text">
      <style:text-properties officeooo:rsid="00105491"/>
    </style:style>
    <style:style style:name="T3" style:family="text">
      <style:text-properties officeooo:rsid="00139442"/>
    </style:style>
    <style:style style:name="T4" style:family="text">
      <style:text-properties officeooo:rsid="001534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6">8PUZZLE PARTE GRÁFICA</text:p>
      <text:p text:style-name="P13"><text:line-break/><text:line-break/><text:line-break/><text:line-break/><text:line-break/><text:line-break/><text:line-break/><text:line-break/></text:p>
      <text:p text:style-name="P15">CAROLINA JIMENEZ GOMEZ</text:p>
      <text:p text:style-name="P16">Cc: 1112786793</text:p>
      <text:p text:style-name="P13"><text:line-break/><text:line-break/><text:line-break/><text:line-break/><text:line-break/><text:line-break/><text:line-break/><text:line-break/><text:line-break/><text:line-break/><text:line-break/><text:line-break/><text:line-break/></text:p>
      <text:p text:style-name="P15">UNIVERSIDAD TECNOLÓGICA DE PEREIRA</text:p>
      <text:p text:style-name="P15">PROGRAMA INGENIERÍA DE SISTEMAS Y COMPUTACIÓN</text:p>
      <text:p text:style-name="P14">PROGRAMACIÓN IV</text:p>
      <text:p text:style-name="P15">PEREIRA</text:p>
      <text:p text:style-name="P15">2015</text:p>
      <text:p text:style-name="P12"/>
      <text:p text:style-name="P11"><text:soft-page-break/>A continuación se da una explicación de cada uno de los méodos utilizados para este programa.</text:p>
      <text:p text:style-name="P2"/>
      <text:p text:style-name="P2">Se importa la librería de graphics para el uso de ventanas y diferentes objetos gráficos, también se importa la librería de time para el uso de sleep().</text:p>
      <text:p text:style-name="P2"/>
      <text:p text:style-name="P2">MoveRight(img), MoveLeft(img), MoveDown(img) y MoveUp(img) lo que hacen es mover en la ventana la imagen que llega como parámetro; nos movemos desde 1 hasta 9, cada movimiento con un diferencial de 10, para al final obtener un movimiento total de 80 pixeles ya sea a la izquierda, derecha, arriba, abajo, dependiendo del método llamado, y al final se mueve 1 uno más, ya que cada imágen tiene una dimensión de 80x80 pixeles, y su centro se encuentra en imagen.getAnchor(), si nos movemos la mitad del tamaño de la imagen + 1 en cualquiera de los ejes coordenados, nos encontraremos con el centro de la siguiente imagen. Es por esto que se le agrega este último movimiento después del ciclo. <text:span text:style-name="T1">Sleep(segundos) se encarga de dar una pausa, por esto es que percibimos el movimiento de cada imágen cuando cambia de posición.</text:span></text:p>
      <text:p text:style-name="P2"/>
      <text:p text:style-name="P4">btnEvent(entry) se encarga de retornar el texto que se encuentra en la entrada “entry”.</text:p>
      <text:p text:style-name="P3"/>
      <text:p text:style-name="P4">getImage(numero, arreglo de imágenes, arreglo de nombres) se encarga de buscar en el arreglo de nombres el número que el usuario quiere intercambiar con la casilla en blanco, ya que todas las imágenes quedan con un identificador en su mismo índice que el de el arreglo de imágenes.</text:p>
      <text:p text:style-name="P2"/>
      <text:p text:style-name="P5">isRightSide(img1, img2), isLeftSide(img1, img2), isUpSide(img1, img2), isDownSide(img1, img2), cada uno de estos métodos retorna True si la imagen 2(img2) se encuentra a la derecha, izquierda, arriba, abajo de la imagen 1(img1). Esto es muy importante, ya que aquí validamos si el número que quiere mover el usuario si es correcto.</text:p>
      <text:p text:style-name="P2"/>
      <text:p text:style-name="P6">ValidMovement(imagen1, imagen2) se encarga de decir si la imagen2 está a alguno de los lados de la imagen1.</text:p>
      <text:p text:style-name="P2"><text:s/><text:span text:style-name="T2">Move(imagen1, imagen2) se encarga de llamar a los métodos de movimiento, dependiendo si la imágen que se desea mover está en alguno de los lados, y después la mueve.</text:span></text:p>
      <text:p text:style-name="P2"/>
      <text:p text:style-name="P7">CreateImage(numero, indice, imagen anterior, i, arreglo) se encarga de cargar cualquier imágen en cuálquier posición del tablero, la posición de la nueva imágen dependerá directamente de la posición de la imagen anterior, por eso la enviamos. Gracias a esta clase podemos enviar el tablero de juego en cualquier orden.</text:p>
      <text:p text:style-name="P7"/>
      <text:p text:style-name="P8">En el método principal main() definimos todos los objetos que necesitamos, tales como la ventana, los arreglos donde se encuentra la parte lógica del juego, los mensajes, las entradas de usuario y la lógica del juego.</text:p>
      <text:p text:style-name="P8">Comenzamos definiendo la ventana, los arreglos en los que nos vamos a basar, y luego creamos todas las imágenes dependiendo del arreglo arrayNumbers, éste es el tablero que queremos que aparezca en pantalla; <text:span text:style-name="T3">todas las imágenes creadas son guardadas en un arreglo que se llama arrayImages, ahora lo único que debemos hacer es recorrer este arreglo e ir pintando cada imagen en la ventana.</text:span></text:p>
      <text:p text:style-name="P9">Se define también el mensaje de texto que le pide al usuario ingresar un número para intercambiarlo con la tecla especial “#”, y también definimos la entrada, <text:span text:style-name="T4">y pintamos ambos en </text:span><text:soft-page-break/><text:span text:style-name="T4">la ventana.</text:span></text:p>
      <text:p text:style-name="P9"/>
      <text:p text:style-name="P10">Ahora ingresamos al ciclo while(True), que se va a ejecturar siempre por su condición, a menos que dentro del ciclo tengamos una instrucción que rompa con él; cada que se ingresa un número en la entrada, el usuario debe clickear en cualquier parte de la pantalla, para ver los resultados. </text:p>
      <text:p text:style-name="P2"><text:s text:c="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05:41:18.186771576</meta:creation-date>
    <dc:date>2015-12-13T06:05:33.253395298</dc:date>
    <meta:editing-duration>PT24M10S</meta:editing-duration>
    <meta:editing-cycles>12</meta:editing-cycles>
    <meta:generator>LibreOffice/4.4.5.2$Linux_X86_64 LibreOffice_project/40m0$Build-2</meta:generator>
    <meta:document-statistic meta:table-count="0" meta:image-count="0" meta:object-count="0" meta:page-count="3" meta:paragraph-count="24" meta:word-count="596" meta:character-count="3623" meta:non-whitespace-character-count="3021"/>
  </office:meta>
</office:document-meta>
</file>